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D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D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P4" style:family="paragraph" style:parent-style-name="Text_20_body">
      <style:text-properties fo:language="de" fo:country="DE"/>
    </style:style>
    <style:style style:name="P5" style:family="paragraph" style:parent-style-name="Text_20_body">
      <style:text-properties fo:language="de" fo:country="DE" fo:font-style="italic" style:font-style-asian="italic" style:font-style-complex="italic"/>
    </style:style>
    <style:style style:name="P6" style:family="paragraph" style:parent-style-name="Text_20_body">
      <style:text-properties fo:language="de" fo:country="DE" fo:font-weight="bold" style:font-weight-asian="bold" style:font-weight-complex="bold"/>
    </style:style>
    <style:style style:name="P7" style:family="paragraph" style:parent-style-name="First_20_paragraph">
      <style:text-properties fo:language="de" fo:country="DE"/>
    </style:style>
    <style:style style:name="P8" style:family="paragraph" style:parent-style-name="First_20_paragraph">
      <style:text-properties fo:language="de" fo:country="DE" fo:font-weight="bold" style:font-weight-asian="bold" style:font-weight-complex="bold"/>
    </style:style>
    <style:style style:name="P9" style:family="paragraph" style:parent-style-name="Author">
      <style:text-properties fo:language="de" fo:country="DE"/>
    </style:style>
    <style:style style:name="P10" style:family="paragraph" style:parent-style-name="Title">
      <style:text-properties fo:language="de" fo:country="DE"/>
    </style:style>
    <style:style style:name="P11" style:family="paragraph" style:parent-style-name="FigureCaption">
      <style:text-properties fo:language="de" fo:country="DE"/>
    </style:style>
    <style:style style:name="P12" style:family="paragraph" style:parent-style-name="FigureWithCaption">
      <style:text-properties fo:language="de" fo:country="DE"/>
    </style:style>
    <style:style style:name="P13" style:family="paragraph" style:parent-style-name="FigureWithCaption">
      <style:text-properties officeooo:rsid="0023de51" officeooo:paragraph-rsid="0023de51"/>
    </style:style>
    <style:style style:name="P14" style:family="paragraph" style:parent-style-name="Horizontal_20_Line">
      <style:text-properties fo:language="de" fo:country="DE"/>
    </style:style>
    <style:style style:name="P15" style:family="paragraph" style:parent-style-name="Date">
      <style:text-properties fo:language="de" fo:country="DE"/>
    </style:style>
    <style:style style:name="P16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Preformatted_20_Text">
      <style:text-properties officeooo:rsid="002364c3" officeooo:paragraph-rsid="002364c3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language="de" fo:country="DE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fo:language="de" fo:country="DE"/>
    </style:style>
    <style:style style:name="P21" style:family="paragraph" style:parent-style-name="Heading_20_4">
      <style:text-properties officeooo:rsid="0027cf44" officeooo:paragraph-rsid="0027cf44"/>
    </style:style>
    <style:style style:name="P22" style:family="paragraph" style:parent-style-name="Heading_20_2">
      <style:text-properties fo:language="de" fo:country="DE"/>
    </style:style>
    <style:style style:name="P23" style:family="paragraph" style:parent-style-name="Heading_20_1"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20a353"/>
    </style:style>
    <style:style style:name="T3" style:family="text">
      <style:text-properties officeooo:rsid="002c4c20"/>
    </style:style>
    <style:style style:name="T4" style:family="text">
      <style:text-properties officeooo:rsid="002dd31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0">Datenbanken</text:p>
      <text:p text:style-name="P9">Reinhard Nitzsche</text:p>
      <text:p text:style-name="P15">Version 0.<text:span text:style-name="T4">3</text:span> (<text:span text:style-name="T4">05.02.2020</text:span>)</text:p>
      <text:table-of-content text:style-name="Sect1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2152_1627425974" text:style-name="Internet_20_link" text:visited-style-name="Internet_20_link">1 Vorwort</text:a><text:tab/><text:a xlink:type="simple" xlink:href="#__RefHeading___Toc2152_1627425974" text:style-name="Internet_20_link" text:visited-style-name="Internet_20_link">1</text:a></text:p>
          <text:p text:style-name="P17"><text:a xlink:type="simple" xlink:href="#__RefHeading___Toc2154_1627425974" text:style-name="Internet_20_link" text:visited-style-name="Internet_20_link">2 Einstimmung (Exkurs)</text:a><text:tab/><text:a xlink:type="simple" xlink:href="#__RefHeading___Toc2154_1627425974" text:style-name="Internet_20_link" text:visited-style-name="Internet_20_link">2</text:a></text:p>
          <text:p text:style-name="P16"><text:a xlink:type="simple" xlink:href="#__RefHeading___Toc2156_1627425974" text:style-name="Internet_20_link" text:visited-style-name="Internet_20_link">2.1 InstaHub?</text:a><text:tab/><text:a xlink:type="simple" xlink:href="#__RefHeading___Toc2156_1627425974" text:style-name="Internet_20_link" text:visited-style-name="Internet_20_link">2</text:a></text:p>
        </text:index-body>
      </text:table-of-content>
      <text:h text:style-name="P23" text:outline-level="1"><text:bookmark-start text:name="vorwort"/><text:bookmark-start text:name="__RefHeading___Toc2152_1627425974"/>Vorwort<text:bookmark-end text:name="vorwort"/><text:bookmark-end text:name="__RefHeading___Toc2152_1627425974"/></text:h>
      <text:p text:style-name="P7">Julian Dorns InstaHub ist ein wundervolles Werkzeug, um Datenbanken zu unterrichten. Das vorliegende Skript orientiert sich an dem von ihm vorgeschlagene Vorgehen, weicht aber an einigen Stellen ab.</text:p>
      <text:p text:style-name="P4">Zielgruppe des Skriptes und des unterstützenden Moodle-Kurses sind Schüler*innen mit Mittlerem Bildungsabschluss auf dem Weg zur (Fach-)Hochschulreife.</text:p>
      <text:p text:style-name="P4">Einige Kapitel sind als “Exkurs” gekennzeichnet. Diese Kapitel behandeln interessante Themen, die aber in den späteren Kapiteln nicht wieder aufgegriffen werden.</text:p>
      <text:p text:style-name="P5">Reinhard Nitzsche</text:p>
      <text:p text:style-name="P14"/>
      <text:p text:style-name="P8">Lizenz</text:p>
      <text:p text:style-name="P12"/>
      <text:p text:style-name="P11">Abbildung <text:sequence text:ref-name="refFigure0" text:name="Figure" text:formula="ooow:Illustration+1" style:num-format="1">1.1</text:sequence>: Logo Lizenz Creative Commons</text:p>
      <text:p text:style-name="Text_20_body"><text:span text:style-name="T1">Datenbanken. Eine Einführung mit Instahub von Reinhard Nitzsche ist lizenziert unter einer </text:span><text:a xlink:type="simple" xlink:href="http://creativecommons.org/licenses/by-nc/3.0/de/" text:style-name="Internet_20_link" text:visited-style-name="Visited_20_Internet_20_Link"><text:span text:style-name="Definition"><text:span text:style-name="T1">Creative Commons Namensnennung-Nicht kommerziell 3.0 Deutschland Lizenz</text:span></text:span></text:a><text:span text:style-name="T1">.</text:span></text:p>
      <text:p text:style-name="P4">Klarstellung: Der Einsatz im Unterricht und in Arbeitsgemeinschaften in öffentlichen Schulen ist nicht kommerziell.</text:p>
      <text:p text:style-name="P6">Eingesetzte Software</text:p>
      <text:p text:style-name="P4">Dieses Skript entstand unter Einsatz folgender Software:</text:p>
      <text:list xml:id="list3590507630" text:style-name="L1">
        <text:list-item>
          <text:p text:style-name="P19">Mit Typora wurden Markdown-Dateien erzeugt, die</text:p>
        </text:list-item>
        <text:list-item>
          <text:p text:style-name="P19">pandoc in verschiedene Zielformate übersetzt hat, darunter</text:p>
        </text:list-item>
        <text:list-item>
          <text:p text:style-name="P19">ODT, aus dem Libre Office und PDFCreator dann PDF-Dateien erzeugt haben.</text:p>
        </text:list-item>
      </text:list>
      <text:p text:style-name="P7">Allen an der Entwicklung dieses Tools beteiligten herzlichen Dank.</text:p>
      <text:p text:style-name="P6">Bildnachweis</text:p>
      <text:p text:style-name="P4">Alle verwendeten Grafiken sind eigene Werke oder stammen aus der Public Domain:</text:p>
      <text:list xml:id="list256600255" text:style-name="L2">
        <text:list-item>
          <text:p text:style-name="P20">tango-Projekt</text:p>
        </text:list-item>
        <text:list-item>
          <text:p text:style-name="P20">Open Clipart Library</text:p>
        </text:list-item>
      </text:list>
      <text:h text:style-name="P23" text:outline-level="1"><text:bookmark-start text:name="einstimmung-exkurs"/><text:bookmark-start text:name="__RefHeading___Toc2154_1627425974"/>Einstimmung (Exkurs)<text:bookmark-end text:name="einstimmung-exkurs"/><text:bookmark-end text:name="__RefHeading___Toc2154_1627425974"/></text:h>
      <text:h text:style-name="P22" text:outline-level="2"><text:bookmark-start text:name="instahub"/><text:bookmark-start text:name="__RefHeading___Toc2156_1627425974"/>InstaHub?<text:bookmark-end text:name="instahub"/><text:bookmark-end text:name="__RefHeading___Toc2156_1627425974"/></text:h>
      <text:p text:style-name="P4"/>
      <text:h text:style-name="P21" text:outline-level="4">Aufgabe 3.1 </text:h>
      <text:p text:style-name="P7">InstaHub ist ein soziales Netz, das Instagram ähnelt. Es gibt aber einen ganz wichtigen Unterschied: Anders als Instagram lässt InstaHub Sie hinter die Kulissen blicken. So gewinnen Sie Einblicke in die Arbeitsweise von sozialen Netzen und lernen ganz nebenbei, wie Datenbanken funktionieren.</text:p>
      <text:p text:style-name="P4">Die folgenden Screenshots geben Ihnen einen Eindruck davon, was Sie in InstaHub erwartet:</text:p>
      <text:p text:style-name="P18">Test dsd asduz</text:p>
      <text:p text:style-name="P18"/>
      <text:p text:style-name="P13">Abbildung <text:sequence text:ref-name="refFigure1" text:name="Figure" text:formula="ooow:Illustration+1" style:num-format="1">2.1</text:sequence></text:p>
      <text:p text:style-name="FigureCap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D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DE"/>
    </style:style>
    <style:style style:name="MT2" style:family="text">
      <style:text-properties fo:language="de" fo:country="D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>1</text:chapter><text:s/><text:chapter text:display="name" text:outline-level="1">Vorwort</text:chapter></text:p>
      </style:header-left>
      <style:footer>
        <text:p text:style-name="MP3"><text:span text:style-name="MT1"><text:file-name text:display="name-and-extension">instahubTemplate.odt</text:file-name></text:span><text:span text:style-name="MT1"><text:tab/></text:span><text:span text:style-name="MT1"><text:page-number text:select-page="current">3</text:page-number></text:span><text:span text:style-name="MT1"><text:tab/></text:span><text:span text:style-name="MT2"><text:user-defined style:data-style-name="N0" text:name="VersionODT">Version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title>Datenbanken</dc:title>
    <dc:language>de</dc:language>
    <meta:initial-creator>Reinhard Nitzsche</meta:initial-creator>
    <meta:creation-date>2019-07-08T06:30:02Z</meta:creation-date>
    <dc:date>2020-02-05T16:16:07.362000000</dc:date>
    <meta:editing-duration>PT12H31M16S</meta:editing-duration>
    <meta:editing-cycles>20</meta:editing-cycles>
    <meta:document-statistic meta:table-count="0" meta:image-count="0" meta:object-count="0" meta:page-count="3" meta:paragraph-count="35" meta:word-count="267" meta:character-count="1948" meta:non-whitespace-character-count="1723"/>
    <meta:user-defined meta:name="VersionODT">Version</meta:user-defined>
    <meta:user-defined meta:name="date">Version 0.3 (05.02.2020)</meta:user-defined>
    <meta:user-defined meta:name="numbersections">True</meta:user-defined>
    <meta:user-defined meta:name="subtitle">Eine Einführung mit InstaHub</meta:user-defined>
  </office:meta>
</office:document-meta>
</file>